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91cm" fo:min-width="0.4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91cm" fo:min-width="0.44cm"/>
    </style:style>
    <style:style style:name="gr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691cm" fo:min-width="0.44cm"/>
    </style:style>
    <style:style style:name="gr4" style:family="graphic" style:parent-style-name="standard">
      <style:graphic-properties draw:stroke="solid" draw:stroke-dash="Fine_20_Dashed" svg:stroke-color="#000000" draw:fill-color="#ffffff" draw:textarea-horizontal-align="justify" draw:textarea-vertical-align="middle" draw:auto-grow-height="false" fo:min-height="0.691cm" fo:min-width="0.44cm"/>
    </style:style>
    <style:style style:name="gr5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0.691cm" fo:min-width="0.44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55cm" draw:marker-end-width="0.355cm" draw:fill="none" draw:textarea-vertical-align="middle" draw:auto-grow-height="false" fo:min-height="3.193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05cm" draw:marker-start-width="0.355cm" draw:marker-end-width="0.355cm" draw:fill="none" draw:textarea-vertical-align="middle" draw:auto-grow-height="false" fo:min-height="1.521cm" fo:min-width="0.313cm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000000" draw:marker-start-width="0.215cm" draw:marker-end-width="0.215cm" draw:fill-color="#ffffff" draw:textarea-horizontal-align="justify" draw:textarea-vertical-align="middle" draw:auto-grow-height="false" fo:min-height="0.641cm" fo:min-width="0.39cm" fo:padding-top="0.125cm" fo:padding-bottom="0.125cm" fo:padding-left="0.25cm" fo:padding-right="0.2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673cm" fo:min-width="0.46cm"/>
    </style:style>
    <style:style style:name="gr13" style:family="graphic" style:parent-style-name="standard">
      <style:graphic-properties svg:stroke-color="#000000" draw:fill="none" draw:textarea-vertical-align="middle" draw:auto-grow-height="false" fo:min-height="4.333cm" fo:min-width="0cm"/>
    </style:style>
    <style:style style:name="gr14" style:family="graphic" style:parent-style-name="standard">
      <style:graphic-properties svg:stroke-width="0cm" svg:stroke-color="#000000" draw:marker-start-width="0.215cm" draw:marker-end-width="0.215cm" draw:fill-color="#ffffff" draw:textarea-horizontal-align="justify" draw:textarea-vertical-align="middle" draw:auto-grow-height="false" fo:min-height="0.691cm" fo:min-width="0.44cm" fo:padding-top="0.125cm" fo:padding-bottom="0.125cm" fo:padding-left="0.25cm" fo:padding-right="0.25cm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Обычный-subtitle">
      <style:graphic-properties draw:fill-color="#ffffff" fo:min-height="16.336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16.336cm" svg:x="1.4cm" svg:y="0.757cm" presentation:class="subtitle" presentation:user-transformed="true">
          <draw:text-box>
            <text:p/>
            <text:p/>
          </draw:text-box>
        </draw:frame>
        <draw:custom-shape draw:style-name="gr1" draw:text-style-name="P2" draw:layer="layout" svg:width="0.94cm" svg:height="0.941cm" svg:x="3.999cm" svg:y="1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4cm" svg:height="0.941cm" svg:x="3.999cm" svg:y="1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3.99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4cm" svg:height="0.941cm" svg:x="4.939cm" svg:y="1.9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5.87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6.81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7.75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8.69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9.63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0.57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1.51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2.45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3.39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4.33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5.27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6.219cm" svg:y="1.985cm">
          <text:p text:style-name="P3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7.15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8.099cm" svg:y="1.985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94cm" svg:height="0.941cm" svg:x="5.457cm" svg:y="8.022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cm" svg:height="0.941cm" svg:x="6.39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7.33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8.27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94cm" svg:height="0.941cm" svg:x="9.217cm" svg:y="8.02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0.15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1.09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2.03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2.97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3.91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4.85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5.79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0.94cm" svg:height="0.941cm" svg:x="16.737cm" svg:y="8.02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7.67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8.61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9.557cm" svg:y="8.02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6" draw:text-style-name="P4" xml:id="id1" draw:id="id1" draw:layer="layout" svg:width="0.863cm" svg:height="3.631cm" draw:transform="rotate (-1.5707963267949) translate (19.048cm 2.926cm)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" draw:text-style-name="P4" draw:layer="layout" draw:type="line" svg:x1="17.234cm" svg:y1="3.789cm" svg:x2="17.207cm" svg:y2="8.022cm" draw:start-shape="id1" draw:start-glue-point="6" draw:end-shape="id2" draw:end-glue-point="0" svg:d="M17234 3789l-27 4233" svg:viewBox="0 0 28 4234">
          <text:p/>
        </draw:connector>
        <draw:frame draw:style-name="gr8" draw:text-style-name="P5" draw:layer="layout" svg:width="4.041cm" svg:height="1.673cm" svg:x="21.734cm" svg:y="7.631cm">
          <draw:text-box>
            <text:p>Head array </text:p>
            <text:p>Capacity=16</text:p>
          </draw:text-box>
        </draw:frame>
        <draw:frame draw:style-name="gr8" draw:text-style-name="P5" draw:layer="layout" svg:width="6.141cm" svg:height="0.962cm" svg:x="19.834cm" svg:y="1.881cm">
          <draw:text-box>
            <text:p>Key - hash bit-string</text:p>
          </draw:text-box>
        </draw:frame>
        <draw:custom-shape draw:style-name="gr2" draw:text-style-name="P2" draw:layer="layout" svg:width="0.94cm" svg:height="0.941cm" svg:x="15.309cm" svg:y="11.053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0.94cm" svg:height="0.941cm" svg:x="16.249cm" svg:y="11.053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0.94cm" svg:height="0.941cm" svg:x="17.189cm" svg:y="11.053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18.129cm" svg:y="11.053cm">
          <text:p text:style-name="P3">x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7.207cm" svg:y1="8.963cm" svg:x2="17.189cm" svg:y2="11.523cm" draw:start-shape="id2" draw:start-glue-point="2" draw:end-shape="id3" draw:end-glue-point="3" svg:d="M17207 8963l-18 2560" svg:viewBox="0 0 19 2561">
          <text:p/>
        </draw:connector>
        <draw:custom-shape draw:style-name="gr10" draw:text-style-name="P4" xml:id="id4" draw:id="id4" draw:layer="layout" svg:width="0.863cm" svg:height="1.821cm" draw:transform="rotate (-1.5707963267949) translate (15.278cm 2.926cm)">
          <text:p/>
          <draw:enhanced-geometry svg:viewBox="0 0 21600 21600" draw:glue-points="0 0 0 21600 21600 10800" draw:text-areas="0 ?f9 7800 ?f10" draw:mirror-horizontal="true" draw:type="right-brace" draw:modifiers="1256.641053787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" draw:text-style-name="P4" draw:layer="layout" draw:type="curve" draw:line-skew="2.169cm" svg:x1="14.369cm" svg:y1="3.789cm" svg:x2="17.659cm" svg:y2="11.053cm" draw:start-shape="id4" draw:start-glue-point="6" draw:end-shape="id3" draw:end-glue-point="0" svg:d="M14369 3789c0 8701 3290 5070 3290 7264" svg:viewBox="0 0 3291 7265">
          <text:p/>
        </draw:connector>
        <draw:custom-shape draw:style-name="gr2" draw:text-style-name="P2" draw:layer="layout" svg:width="0.94cm" svg:height="0.941cm" svg:x="15.801cm" svg:y="13.77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cm" svg:height="0.941cm" svg:x="16.741cm" svg:y="13.77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0.94cm" svg:height="0.941cm" svg:x="17.681cm" svg:y="13.77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0.94cm" svg:height="0.941cm" svg:x="18.621cm" svg:y="13.77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10" draw:text-style-name="P4" xml:id="id5" draw:id="id5" draw:layer="layout" svg:width="0.863cm" svg:height="1.821cm" draw:transform="rotate (-1.5707963267949) translate (13.398cm 2.926cm)">
          <text:p/>
          <draw:enhanced-geometry svg:viewBox="0 0 21600 21600" draw:glue-points="0 0 0 21600 21600 10800" draw:text-areas="0 ?f9 7800 ?f10" draw:mirror-horizontal="true" draw:type="right-brace" draw:modifiers="1256.6410537870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" draw:text-style-name="P4" draw:layer="layout" draw:type="curve" draw:line-skew="3.267cm" svg:x1="12.489cm" svg:y1="3.789cm" svg:x2="19.091cm" svg:y2="13.77cm" draw:start-shape="id5" draw:start-glue-point="6" draw:end-shape="id6" draw:end-glue-point="0" svg:d="M12489 3789c0 12385 6602 7395 6602 9981" svg:viewBox="0 0 6603 9982">
          <text:p/>
        </draw:connector>
        <draw:connector draw:style-name="gr9" draw:text-style-name="P4" draw:layer="layout" draw:type="line" svg:x1="17.659cm" svg:y1="11.994cm" svg:x2="17.681cm" svg:y2="14.24cm" draw:start-shape="id3" draw:start-glue-point="2" draw:end-shape="id7" draw:end-glue-point="3" svg:d="M17659 11994l22 2246" svg:viewBox="0 0 23 2247">
          <text:p/>
        </draw:connector>
        <draw:custom-shape draw:style-name="gr12" draw:text-style-name="P2" xml:id="id8" draw:id="id8" draw:layer="layout" svg:width="1.358cm" svg:height="1.303cm" svg:x="18.385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19.091cm" svg:y1="14.711cm" svg:x2="19.064cm" svg:y2="17.093cm" draw:start-shape="id6" draw:start-glue-point="2" draw:end-shape="id8" draw:end-glue-point="4" svg:d="M19091 14711l-27 2382" svg:viewBox="0 0 28 2383">
          <text:p/>
        </draw:connector>
        <draw:custom-shape draw:style-name="gr13" draw:text-style-name="P4" draw:layer="layout" svg:width="0.758cm" svg:height="4.835cm" svg:x="19.756cm" svg:y="10.0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3.69cm" svg:height="1.673cm" svg:x="21.664cm" svg:y="11.655cm">
          <draw:text-box>
            <text:p>Node array</text:p>
            <text:p>Capacity=4</text:p>
          </draw:text-box>
        </draw:frame>
        <draw:custom-shape draw:style-name="gr2" draw:text-style-name="P2" xml:id="id13" draw:id="id13" draw:layer="layout" svg:width="0.94cm" svg:height="0.941cm" svg:x="7.765cm" svg:y="11.105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cm" svg:height="0.941cm" svg:x="8.705cm" svg:y="11.105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1" draw:text-style-name="P2" xml:id="id10" draw:id="id10" draw:layer="layout" svg:width="0.94cm" svg:height="0.941cm" svg:x="9.645cm" svg:y="11.105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94cm" svg:height="0.941cm" svg:x="10.585cm" svg:y="11.105cm">
          <text:p text:style-name="P3">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9.687cm" svg:y1="8.963cm" svg:x2="9.645cm" svg:y2="11.575cm" draw:start-shape="id9" draw:start-glue-point="2" draw:end-shape="id10" draw:end-glue-point="3" svg:d="M9687 8963l-42 2612" svg:viewBox="0 0 43 2613">
          <text:p/>
        </draw:connector>
        <draw:custom-shape draw:style-name="gr12" draw:text-style-name="P2" xml:id="id12" draw:id="id12" draw:layer="layout" svg:width="1.358cm" svg:height="1.303cm" svg:x="10.364cm" svg:y="13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11.055cm" svg:y1="12.046cm" svg:x2="11.043cm" svg:y2="13.696cm" draw:start-shape="id11" draw:start-glue-point="2" draw:end-shape="id12" draw:end-glue-point="4" svg:d="M11055 12046l-12 1650" svg:viewBox="0 0 13 1651">
          <text:p/>
        </draw:connector>
        <draw:custom-shape draw:style-name="gr2" draw:text-style-name="P2" draw:layer="layout" svg:width="0.94cm" svg:height="0.941cm" svg:x="2.8cm" svg:y="14.03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0.94cm" svg:height="0.941cm" svg:x="3.74cm" svg:y="14.032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14" draw:text-style-name="P2" xml:id="id14" draw:id="id14" draw:layer="layout" svg:width="0.94cm" svg:height="0.941cm" svg:x="4.68cm" svg:y="14.032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5.62cm" svg:y="14.032cm">
          <text:p text:style-name="P3">x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8.235cm" svg:y1="12.046cm" svg:x2="5.15cm" svg:y2="14.032cm" draw:start-shape="id13" draw:start-glue-point="2" draw:end-shape="id14" draw:end-glue-point="0" svg:d="M8235 12046l-3085 1986" svg:viewBox="0 0 3086 1987">
          <text:p/>
        </draw:connector>
        <draw:custom-shape draw:style-name="gr12" draw:text-style-name="P2" xml:id="id16" draw:id="id16" draw:layer="layout" svg:width="1.358cm" svg:height="1.303cm" svg:x="4.25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5.927cm" svg:y1="8.963cm" svg:x2="4.929cm" svg:y2="10.09cm" draw:start-shape="id15" draw:start-glue-point="2" draw:end-shape="id16" draw:end-glue-point="4" svg:d="M5927 8963l-998 1127" svg:viewBox="0 0 999 1128">
          <text:p/>
        </draw:connector>
        <draw:custom-shape draw:style-name="gr12" draw:text-style-name="P2" xml:id="id18" draw:id="id18" draw:layer="layout" svg:width="1.358cm" svg:height="1.303cm" svg:x="13.657cm" svg:y="13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16.719cm" svg:y1="11.994cm" svg:x2="14.336cm" svg:y2="13.592cm" draw:start-shape="id17" draw:start-glue-point="2" draw:end-shape="id18" draw:end-glue-point="4" svg:d="M16719 11994l-2383 1598" svg:viewBox="0 0 2384 1599">
          <text:p/>
        </draw:connector>
        <draw:custom-shape draw:style-name="gr2" draw:text-style-name="P2" draw:layer="layout" svg:width="0.94cm" svg:height="0.941cm" svg:x="0.945cm" svg:y="15.995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4cm" svg:height="0.941cm" svg:x="1.885cm" svg:y="15.995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14" draw:text-style-name="P2" xml:id="id20" draw:id="id20" draw:layer="layout" svg:width="0.94cm" svg:height="0.941cm" svg:x="2.825cm" svg:y="15.995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4cm" svg:height="0.941cm" svg:x="3.765cm" svg:y="15.995cm">
          <text:p text:style-name="P3">x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4.21cm" svg:y1="14.973cm" svg:x2="3.295cm" svg:y2="15.995cm" draw:start-shape="id19" draw:start-glue-point="2" draw:end-shape="id20" svg:d="M4210 14973l-915 1022" svg:viewBox="0 0 916 1023">
          <text:p/>
        </draw:connector>
        <draw:custom-shape draw:style-name="gr12" draw:text-style-name="P2" xml:id="id21" draw:id="id21" draw:layer="layout" svg:width="1.358cm" svg:height="1.303cm" svg:x="2.556cm" svg:y="17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line" svg:x1="3.295cm" svg:y1="16.936cm" svg:x2="3.235cm" svg:y2="17.799cm" draw:start-shape="id20" draw:start-glue-point="2" draw:end-shape="id21" draw:end-glue-point="4" svg:d="M3295 16936l-60 863" svg:viewBox="0 0 61 864">
          <text:p/>
        </draw:connector>
        <draw:frame draw:style-name="gr8" draw:text-style-name="P5" draw:layer="layout" svg:width="3.423cm" svg:height="0.962cm" svg:x="20.435cm" svg:y="17.093cm">
          <draw:text-box>
            <text:p>Data node</text:p>
          </draw:text-box>
        </draw:frame>
        <draw:frame draw:style-name="gr8" draw:text-style-name="P5" draw:layer="layout" svg:width="6.073cm" svg:height="2.384cm" svg:x="8.885cm" svg:y="16.097cm">
          <draw:text-box>
            <text:p>x — empty slot</text:p>
            <text:p>A — array node slot</text:p>
            <text:p>D — data node slot</text:p>
          </draw:text-box>
        </draw:frame>
        <draw:line draw:style-name="gr15" draw:text-style-name="P4" draw:layer="layout" svg:x1="1.046cm" svg:y1="6.01cm" svg:x2="26.812cm" svg:y2="6.01cm">
          <text:p/>
        </draw:line>
        <draw:frame draw:style-name="gr8" draw:text-style-name="P5" draw:layer="layout" svg:width="4.972cm" svg:height="0.962cm" svg:x="1.15cm" svg:y="6.323cm">
          <draw:text-box>
            <text:p>Multi-level array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3T17:09:01.438000000</meta:creation-date>
    <dc:date>2015-08-23T17:47:48.673000000</dc:date>
    <meta:editing-duration>PT8M1S</meta:editing-duration>
    <meta:editing-cycles>1</meta:editing-cycles>
    <meta:document-statistic meta:object-count="107"/>
    <meta:generator>LibreOffice/4.4.2.2$Windows_x86 LibreOffice_project/c4c7d32d0d49397cad38d62472b0bc8acff48dd6</meta:generator>
  </office:meta>
</office:document-meta>
</file>